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style:font-name="Arial" style:font-name-asian="Arial1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hickness of aluminum sheet:</text:p>
          </table:table-cell>
          <table:table-cell table:style-name="ce6" office:value-type="float" office:value="2.5">
            <text:p>2,5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1" office:value-type="string">
            <text:p>Box width, outer</text:p>
          </table:table-cell>
          <table:table-cell table:style-name="ce6" office:value-type="float" office:value="200">
            <text:p>200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1" office:value-type="string">
            <text:p>Box heigth, outer</text:p>
          </table:table-cell>
          <table:table-cell table:style-name="ce6" table:formula="of:=31+2.5+2.5" office:value-type="float" office:value="36">
            <text:p>36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1" office:value-type="string">
            <text:p>Box depth, outer</text:p>
          </table:table-cell>
          <table:table-cell table:style-name="ce6" office:value-type="float" office:value="44">
            <text:p>44</text:p>
          </table:table-cell>
          <table:table-cell table:style-name="ce1" office:value-type="string">
            <text:p>mm</text:p>
          </table:table-cell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formula="of:=[.B2]-2*[.B1]" office:value-type="float" office:value="195">
            <text:p>195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Inner height (with bottom mounted)</text:p>
          </table:table-cell>
          <table:table-cell table:style-name="ce1" table:formula="of:=[.B3]-[.B1]*2" office:value-type="float" office:value="31">
            <text:p>31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Inner depth:</text:p>
          </table:table-cell>
          <table:table-cell table:style-name="ce1" table:formula="of:=[.B4]-2*[.B1]" office:value-type="float" office:value="39">
            <text:p>39</text:p>
          </table:table-cell>
          <table:table-cell table:style-name="ce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idth of folding cavities:</text:p>
          </table:table-cell>
          <table:table-cell table:formula="of:=[.B1]+0.5" office:value-type="float" office:value="3">
            <text:p>3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Depth of folding cavities:</text:p>
          </table:table-cell>
          <table:table-cell table:formula="of:=[.B1]-0.5" office:value-type="float" office:value="2">
            <text:p>2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:</text:p>
          </table:table-cell>
          <table:table-cell table:formula="of:=[.B2]-2" office:value-type="float" office:value="198">
            <text:p>198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B:</text:p>
          </table:table-cell>
          <table:table-cell table:formula="of:=[.B4]-2" office:value-type="float" office:value="42">
            <text:p>42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C:</text:p>
          </table:table-cell>
          <table:table-cell table:formula="of:=[.B3]-[.B1]-0.5" office:value-type="float" office:value="33">
            <text:p>33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G:</text:p>
          </table:table-cell>
          <table:table-cell table:formula="of:=[.B2]-2*[.B1]" office:value-type="float" office:value="195">
            <text:p>19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H:</text:p>
          </table:table-cell>
          <table:table-cell table:formula="of:=[.B16]+2" office:value-type="float" office:value="44">
            <text:p>44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heet height:</text:p>
          </table:table-cell>
          <table:table-cell table:formula="of:=[.B16]+[.B17]*2+2*[.B12]"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Sheet width:</text:p>
          </table:table-cell>
          <table:table-cell table:formula="of:=[.B17]*2+[.B15]+2*[.B12]" office:value-type="float" office:value="270">
            <text:p>27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ertical cavity 1, x:</text:p>
          </table:table-cell>
          <table:table-cell table:formula="of:=[.B17]+[.B12]/2" office:value-type="float" office:value="34.5">
            <text:p>34,5</text:p>
          </table:table-cell>
          <table:table-cell table:number-columns-repeated="2"/>
        </table:table-row>
        <table:table-row table:style-name="ro1">
          <table:table-cell office:value-type="string">
            <text:p>Vertical cavity 2, x:</text:p>
          </table:table-cell>
          <table:table-cell table:formula="of:=[.B17]+[.B12]+[.B15]+[.B12]/2" office:value-type="float" office:value="235.5">
            <text:p>235,5</text:p>
          </table:table-cell>
          <table:table-cell table:number-columns-repeated="2"/>
        </table:table-row>
        <table:table-row table:style-name="ro1">
          <table:table-cell office:value-type="string">
            <text:p>Horizontal cavity 1, y</text:p>
          </table:table-cell>
          <table:table-cell table:formula="of:=[.B17]+[.B12]/2" office:value-type="float" office:value="34.5">
            <text:p>34,5</text:p>
          </table:table-cell>
          <table:table-cell table:number-columns-repeated="2"/>
        </table:table-row>
        <table:table-row table:style-name="ro1">
          <table:table-cell office:value-type="string">
            <text:p>Horizontal cavity 2, y</text:p>
          </table:table-cell>
          <table:table-cell table:formula="of:=[.B26]+[.B16]+[.B12]" office:value-type="float" office:value="79.5">
            <text:p>79,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(The cavity lengths adjusted manually to make a square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tOut, X</text:p>
          </table:table-cell>
          <table:table-cell table:formula="of:=([.B34]-1.5)/2-0.75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CutOut, Y</text:p>
          </table:table-cell>
          <table:table-cell table:style-name="ce7" table:formula="of:=([.B33]-1.5)/2-0.75" office:value-type="float" office:value="16.75">
            <text:p>16,75</text:p>
          </table:table-cell>
          <table:table-cell table:number-columns-repeated="2"/>
        </table:table-row>
        <table:table-row table:style-name="ro1">
          <table:table-cell office:value-type="string">
            <text:p>CutOut, Height</text:p>
          </table:table-cell>
          <table:table-cell table:formula="of:=([.B21]-[.B19])/2+1.5" office:value-type="float" office:value="36.5">
            <text:p>36,5</text:p>
          </table:table-cell>
          <table:table-cell table:number-columns-repeated="2"/>
        </table:table-row>
        <table:table-row table:style-name="ro1">
          <table:table-cell office:value-type="string">
            <text:p>CutOut, Width</text:p>
          </table:table-cell>
          <table:table-cell table:formula="of:=([.B22]-[.B18])/2+1.5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eft/Down side cutout. Mirror 3 times to right/top sides afterwards!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>
            <text:p>Housing bracket for holding sides together:</text:p>
          </table:table-cell>
          <table:table-cell table:number-columns-repeated="3"/>
        </table:table-row>
        <table:table-row table:style-name="ro1">
          <table:table-cell office:value-type="string">
            <text:p>X1:</text:p>
          </table:table-cell>
          <table:table-cell table:formula="of:=([.B22]-[.B18])/2+6.5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Y1:</text:p>
          </table:table-cell>
          <table:table-cell table:formula="of:=[.B1]+5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X2 (Could be short bolt)</text:p>
          </table:table-cell>
          <table:table-cell table:formula="of:=[.B1]+5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Y2 (Could be short bolt)</text:p>
          </table:table-cell>
          <table:table-cell table:formula="of:=([.B21]-[.B19])/2+[.B1]+6.5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Housing bracket for holding bottom:</text:p>
          </table:table-cell>
          <table:table-cell table:number-columns-repeated="3"/>
        </table:table-row>
        <table:table-row table:style-name="ro1">
          <table:table-cell office:value-type="string">
            <text:p>X3</text:p>
          </table:table-cell>
          <table:table-cell table:formula="of:=[.B39]+3.5+5+0.5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Y3</text:p>
          </table:table-cell>
          <table:table-cell table:formula="of:=[.B1]+6.5" office:value-type="float" office:value="9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oordinates:</text:p>
          </table:table-cell>
          <table:table-cell table:number-columns-repeated="3"/>
        </table:table-row>
        <table:table-row table:style-name="ro1">
          <table:table-cell office:value-type="string">
            <text:p>A/B area, center X:</text:p>
          </table:table-cell>
          <table:table-cell table:formula="of:=[.B22]/2"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A/B area, center Y:</text:p>
          </table:table-cell>
          <table:table-cell table:formula="of:=[.B21]/2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A/B area, lower left X:</text:p>
          </table:table-cell>
          <table:table-cell table:formula="of:=[.B50]-[.B6]/2" office:value-type="float" office:value="37.5">
            <text:p>37,5</text:p>
          </table:table-cell>
          <table:table-cell/>
          <table:table-cell table:style-name="ce4" office:value-type="string">
            <text:p>Lower Left corner of inner area</text:p>
          </table:table-cell>
        </table:table-row>
        <table:table-row table:style-name="ro1">
          <table:table-cell office:value-type="string">
            <text:p>A/B area, lower left Y:</text:p>
          </table:table-cell>
          <table:table-cell table:formula="of:=[.B51]-[.B8]/2" office:value-type="float" office:value="37.5">
            <text:p>37,5</text:p>
          </table:table-cell>
          <table:table-cell/>
          <table:table-cell table:style-name="ce4" office:value-type="string">
            <text:p>Lower Left corner of inner are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/H Area,inner flush with A/B, X1</text:p>
          </table:table-cell>
          <table:table-cell table:formula="of:=[.B7]+[.B1]" office:value-type="float" office:value="33.5">
            <text:p>33,5</text:p>
          </table:table-cell>
          <table:table-cell table:number-columns-repeated="2"/>
        </table:table-row>
        <table:table-row table:style-name="ro1">
          <table:table-cell office:value-type="string">
            <text:p>C/H Area,inner flush with A/B, X2</text:p>
          </table:table-cell>
          <table:table-cell table:formula="of:=[.B22]-[.B55]" office:value-type="float" office:value="236.5">
            <text:p>236,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5" office:value-type="string">
            <text:p>Bottom plate</text:p>
          </table:table-cell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formula="of:=[.B6]"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Sheet width:</text:p>
          </table:table-cell>
          <table:table-cell table:formula="of:=[.B8]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ft/Down side hole. Mirror 3 times to right/top sides afterwards!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formula="of:=[.B45]-([.B50]-[.B62]/2)" office:value-type="float" office:value="15.5">
            <text:p>15,5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float" office:value="6.5">
            <text:p>6,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-01-2013</text:date>, <text:time>01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1-03T01:06:18</dc:date>
    <meta:editing-duration>PT05H16M33S</meta:editing-duration>
    <meta:editing-cycles>6</meta:editing-cycles>
    <meta:generator>NeoOffice/3.3$Unix OpenOffice.org_project/Patch 0</meta:generator>
    <meta:document-statistic meta:table-count="3" meta:cell-count="101" meta:object-count="0"/>
  </office:meta>
</office:document-meta>
</file>